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135cm"/>
    </style:style>
    <style:style style:name="gr2" style:family="graphic" style:parent-style-name="standard">
      <style:graphic-properties draw:textarea-horizontal-align="justify" draw:textarea-vertical-align="middle" draw:auto-grow-height="false" fo:min-height="0.952cm" fo:min-width="1.764cm"/>
    </style:style>
    <style:style style:name="gr3" style:family="graphic" style:parent-style-name="standard">
      <style:graphic-properties draw:stroke="none" draw:fill="none" fo:min-height="0.58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713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5.057cm" svg:height="2.385cm" svg:x="2.543cm" svg:y="2.515cm">
          <draw:text-box>
            <text:p>count = 100</text:p>
            <text:p>sum = count + 5</text:p>
            <text:p>count = 0</text:p>
          </draw:text-box>
        </draw:frame>
        <draw:custom-shape draw:style-name="gr2" draw:text-style-name="P2" draw:layer="layout" svg:width="3.2cm" svg:height="1.7cm" svg:x="3.1cm" svg:y="8.3cm">
          <text:p text:style-name="P2">0x10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cm" svg:height="1.7cm" svg:x="12.1cm" svg:y="8.1cm">
          <text:p text:style-name="P2">“100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cm" svg:height="1.7cm" svg:x="3.1cm" svg:y="12.1cm">
          <text:p text:style-name="P2">0x10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cm" svg:height="1.7cm" svg:x="12.2cm" svg:y="12.2cm">
          <text:p text:style-name="P2">“100+5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cm" svg:height="1.7cm" svg:x="3.4cm" svg:y="16.6cm">
          <text:p text:style-name="P2">0x10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cm" svg:height="1.7cm" svg:x="12.2cm" svg:y="16.6cm">
          <text:p text:style-name="P2">“0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.051cm" svg:height="0.962cm" svg:x="2.449cm" svg:y="6.838cm">
          <draw:text-box>
            <text:p>count</text:p>
          </draw:text-box>
        </draw:frame>
        <draw:line draw:style-name="gr4" draw:text-style-name="P3" draw:layer="layout" svg:x1="7.5cm" svg:y1="9.2cm" svg:x2="11.7cm" svg:y2="9.2cm">
          <text:p/>
        </draw:line>
        <draw:line draw:style-name="gr4" draw:text-style-name="P3" draw:layer="layout" svg:x1="7.4cm" svg:y1="13cm" svg:x2="11.6cm" svg:y2="13cm">
          <text:p/>
        </draw:line>
        <draw:line draw:style-name="gr4" draw:text-style-name="P3" draw:layer="layout" svg:x1="7.4cm" svg:y1="17.5cm" svg:x2="11.6cm" svg:y2="17.5cm">
          <text:p/>
        </draw:line>
        <draw:frame draw:style-name="gr5" draw:text-style-name="P1" draw:layer="layout" svg:width="1.878cm" svg:height="0.963cm" svg:x="2.7cm" svg:y="10.8cm">
          <draw:text-box>
            <text:p>sum </text:p>
          </draw:text-box>
        </draw:frame>
        <draw:frame draw:style-name="gr3" draw:text-style-name="P1" draw:layer="layout" svg:width="2.051cm" svg:height="0.962cm" svg:x="2.649cm" svg:y="15.438cm">
          <draw:text-box>
            <text:p>count</text:p>
          </draw:text-box>
        </draw:frame>
        <draw:frame draw:style-name="gr5" draw:text-style-name="P1" draw:layer="layout" svg:width="2.225cm" svg:height="0.963cm" svg:x="12.675cm" svg:y="10.3cm">
          <draw:text-box>
            <text:p>0x101</text:p>
          </draw:text-box>
        </draw:frame>
        <draw:frame draw:style-name="gr5" draw:text-style-name="P1" draw:layer="layout" svg:width="2.225cm" svg:height="0.963cm" svg:x="12.8cm" svg:y="14.537cm">
          <draw:text-box>
            <text:p>0x102</text:p>
          </draw:text-box>
        </draw:frame>
        <draw:frame draw:style-name="gr5" draw:text-style-name="P1" draw:layer="layout" svg:width="2.225cm" svg:height="0.963cm" svg:x="12.8cm" svg:y="18.737cm">
          <draw:text-box>
            <text:p>0x10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03:53:59.652855968</meta:creation-date>
    <dc:date>2019-04-02T04:00:08.867051489</dc:date>
    <meta:editing-duration>PT6M9S</meta:editing-duration>
    <meta:editing-cycles>3</meta:editing-cycles>
    <meta:generator>LibreOffice/6.0.7.3$Linux_X86_64 LibreOffice_project/00m0$Build-3</meta:generator>
    <meta:document-statistic meta:object-count="16"/>
  </office:meta>
</office:document-meta>
</file>